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5.637cm" table:align="left"/>
    </style:style>
    <style:style style:name="Tabella2.A" style:family="table-column">
      <style:table-column-properties style:column-width="5.53cm"/>
    </style:style>
    <style:style style:name="Tabella2.B" style:family="table-column">
      <style:table-column-properties style:column-width="4.974cm"/>
    </style:style>
    <style:style style:name="Tabella2.C" style:family="table-column">
      <style:table-column-properties style:column-width="5.133cm"/>
    </style:style>
    <style:style style:name="Tabella2.1" style:family="table-row">
      <style:table-row-properties style:min-row-height="1.101cm"/>
    </style:style>
    <style:style style:name="Tabella2.A1" style:family="table-cell">
      <style:table-cell-properties style:vertical-align="middle"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="none"/>
    </style:style>
    <style:style style:name="Tabella2.B4" style:family="table-cell">
      <style:table-cell-properties fo:padding="0.097cm" fo:border="none"/>
    </style:style>
    <style:style style:name="Tabella2.C4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Arial" fo:font-size="13pt" fo:font-style="normal" fo:font-weight="normal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ing">
      <style:text-properties style:font-name="Arial1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Heading"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1" style:family="paragraph" style:parent-style-name="Heading">
      <style:text-properties style:font-name="Verdana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Text_20_body">
      <style:text-properties style:font-name="Arial1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1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" fo:font-size="12pt" style:font-size-asian="12pt" style:font-size-complex="12pt"/>
    </style:style>
    <style:style style:name="P15" style:family="paragraph" style:parent-style-name="Text_20_body"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6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style:font-name-asian="SimSun" style:font-size-asian="12pt" style:font-name-complex="Tahoma" style:font-size-complex="12pt"/>
    </style:style>
    <style:style style:name="P20" style:family="paragraph" style:parent-style-name="Heading">
      <style:paragraph-properties fo:break-before="page"/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1" style:family="paragraph" style:parent-style-name="Text_20_body">
      <style:paragraph-properties fo:break-before="page"/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2" style:family="paragraph" style:parent-style-name="Standard" style:master-page-name="Standard">
      <style:paragraph-properties fo:margin-top="0.423cm" fo:margin-bottom="0.212cm" fo:text-align="center" style:justify-single-word="false" style:page-number="auto"/>
      <style:text-properties fo:text-transform="uppercase" fo:font-size="22pt" fo:font-style="italic" fo:font-weight="bold" style:font-size-asian="22pt" style:font-style-asian="italic" style:font-weight-asian="bold" style:font-name-complex="Times New Roman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fo:font-weight="bold" style:font-size-asian="9pt" style:font-weight-asian="bold" style:font-name-complex="Verdana" style:font-size-complex="9pt"/>
    </style:style>
    <style:style style:name="T3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font-style="normal" style:font-name-asian="SimSun" style:font-style-asian="normal" style:font-name-complex="Tahoma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fo:font-size="12pt" fo:font-style="normal" style:font-name-asian="SimSun" style:font-size-asian="12pt" style:font-style-asian="normal" style:font-name-complex="Tahoma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get_objects(objects,data)&quot;&gt;">loop objects</text:text-input></text:p>
      <text:p text:style-name="P10"><text:text-input text:description="&lt;for each=&quot;item in o.move_lines&quot;&gt;">loop item</text:text-input></text:p>
      <text:p text:style-name="P10"><text:placeholder text:placeholder-type="text">&lt;if test="item.via_number and item.product_id.is_coal"&gt;</text:placeholder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6"/>
            <text:p text:style-name="P7">VIA N°: <text:span text:style-name="T5"><text:placeholder text:placeholder-type="text">&lt;item.via_number[3:]&gt;</text:placeholder></text:span></text:p>
            <text:p text:style-name="P7">DEL: <text:span text:style-name="T8"><text:placeholder text:placeholder-type="text">&lt;"%s/%s/%s"%(item.date[8:10],item.date[5:7],item.date[:4])&gt;</text:placeholder></text:span></text:p>
            <text:p text:style-name="P8"/>
            <text:p text:style-name="P14"/>
            <text:p text:style-name="P14"><text:tab/><text:span text:style-name="T4"><text:placeholder text:placeholder-type="text">&lt;o.company_id.name&gt;</text:placeholder></text:span></text:p>
            <text:p text:style-name="P14"><text:span text:style-name="T3"><text:tab/></text:span><text:span text:style-name="T3"><text:placeholder text:placeholder-type="text">&lt;o.company_id.partner_id.street&gt;</text:placeholder></text:span></text:p>
            <text:p text:style-name="P14"><text:span text:style-name="T3"><text:tab/></text:span><text:span text:style-name="T3"><text:placeholder text:placeholder-type="text">&lt;o.company_id.partner_id.zip&gt;</text:placeholder></text:span><text:span text:style-name="T3"> </text:span><text:span text:style-name="T3"><text:placeholder text:placeholder-type="text">&lt;o.company_id.partner_id.city&gt;</text:placeholder></text:span><text:span text:style-name="T3"> <text:line-break/></text:span></text:p>
            <text:p text:style-name="P16"><text:tab/>CODICE DITTA: <text:span text:style-name="T7"><text:placeholder text:placeholder-type="text">&lt;o.company_id.partner_id.combine_name&gt;</text:placeholder></text:span></text:p>
          </table:table-cell>
        </table:table-row>
        <table:table-row>
          <table:table-cell table:style-name="Tabella1.A1" office:value-type="string">
            <text:p text:style-name="P3"/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row table:style-name="Tabella2.1">
                <table:table-cell table:style-name="Tabella2.A1" table:number-columns-spanned="3" office:value-type="string">
                  <text:p text:style-name="P5">CALO PER PROCESSO DI ESSICCAZIONE:</text:p>
                </table:table-cell>
                <table:covered-table-cell/>
                <table:covered-table-cell/>
              </table:table-row>
              <table:table-row table:style-name="Tabella2.1">
                <table:table-cell table:style-name="Tabella2.A2" table:number-columns-spanned="2" office:value-type="string">
                  <text:p text:style-name="P4">N.C.: <text:placeholder text:placeholder-type="text">&lt;item.product_id.combine_name&gt;</text:placeholder></text:p>
                  <text:p text:style-name="P4"/>
                  <text:p text:style-name="P4"/>
                </table:table-cell>
                <table:covered-table-cell/>
                <table:table-cell table:style-name="Tabella2.C2" office:value-type="string">
                  <text:p text:style-name="P17"><text:span text:style-name="T6">kg. </text:span><text:span text:style-name="T6"><text:placeholder text:placeholder-type="text">&lt;get_thousand_separator(1000 * 0.01*item.product_qty * item.via_hygro)&gt;</text:placeholder></text:span></text:p>
                  <text:p text:style-name="P18"/>
                </table:table-cell>
              </table:table-row>
              <table:table-row table:style-name="Tabella2.1">
                <table:table-cell table:style-name="Tabella2.A3" table:number-columns-spanned="2" office:value-type="string">
                  <text:p text:style-name="P4">TOTALE </text:p>
                </table:table-cell>
                <table:covered-table-cell/>
                <table:table-cell table:style-name="Tabella2.C3" office:value-type="string">
                  <text:p text:style-name="P17">kg. <text:placeholder text:placeholder-type="text">&lt;get_thousand_separator(1000 * 0.01*item.product_qty * item.via_hygro)&gt;</text:placeholder></text:p>
                </table:table-cell>
              </table:table-row>
              <table:table-row table:style-name="Tabella2.1">
                <table:table-cell table:style-name="Tabella2.A4" office:value-type="string">
                  <text:p text:style-name="P3"/>
                </table:table-cell>
                <table:table-cell table:style-name="Tabella2.B4" office:value-type="string">
                  <text:p text:style-name="P19"/>
                </table:table-cell>
                <table:table-cell table:style-name="Tabella2.C4" office:value-type="string">
                  <text:p text:style-name="P19"/>
                </table:table-cell>
              </table:table-row>
            </table:table>
            <text:p text:style-name="P3"/>
          </table:table-cell>
        </table:table-row>
      </table:table>
      <text:p text:style-name="P15"/>
      <text:p text:style-name="P15"/>
      <text:p text:style-name="P21"/>
      <text:p text:style-name="P15"><text:placeholder text:placeholder-type="text">&lt;/if&gt;</text:placeholder></text:p>
      <text:p text:style-name="P11"><text:text-input text:description="&lt;/for&gt;">end loop items</text:text-input></text:p>
      <text:p text:style-name="P11"><text:text-input text:description="&lt;/for&gt;">end loop objects</text:text-input></text:p>
      <text:p text:style-name="P9"/>
      <text:p text:style-name="P13"><text:tab/></text:p>
      <text:p text:style-name="P12"/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.423cm" fo:margin-bottom="0.212cm" fo:text-align="center" style:justify-single-word="false" style:page-number="auto"/>
      <style:text-properties fo:text-transform="uppercase" fo:font-size="22pt" fo:font-style="italic" fo:font-weight="bold" style:font-size-asian="22pt" style:font-style-asian="italic" style:font-weight-asian="bold" style:font-name-complex="Times New Roman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fo:font-weight="bold" style:font-size-asian="9pt" style:font-weight-asian="bold" style:font-name-complex="Verdana" style:font-size-complex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NERALS &amp; METALS ITALIA <text:s/>S.p.A.</text:p>
        <text:p text:style-name="MP2"><text:span text:style-name="MT1">Via Leopardi, 26 <text:s text:c="2"/>- <text:s text:c="2"/>24060 <text:s text:c="2"/></text:span><text:span text:style-name="MT2">ROGNO <text:s text:c="2"/></text:span><text:span text:style-name="MT1">(BG) <text:s text:c="2"/>- <text:s text:c="2"/>ITALY <text:s text:c="9"/></text:span></text:p>
      </style:header>
      <style:footer>
        <text:p text:style-name="MP3">C.F. / P.IVA: 00379220163 - <text:s/>Tel.: +39-035-983160 – Fax: +39-035-983150</text:p>
        <text:p text:style-name="MP2"><text:span text:style-name="MT1">Website: </text:span><text:a xlink:type="simple" xlink:href="http://www.minerals.it/"><text:span text:style-name="Internet_20_link"><text:span text:style-name="MT1">www.minerals.it</text:span></text:span></text:a><text:span text:style-name="MT1"> <text:s/>- E-mail: info@minerals.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3-01-26T15:56:36</meta:creation-date>
    <dc:date>2014-01-18T15:49:08</dc:date>
    <dc:creator>thebrush </dc:creator>
    <meta:editing-duration>PT1H57M34S</meta:editing-duration>
    <meta:editing-cycles>40</meta:editing-cycles>
    <meta:generator>LibreOffice/3.5$Linux_X86_64 LibreOffice_project/350m1$Build-2</meta:generator>
    <meta:document-statistic meta:table-count="2" meta:image-count="0" meta:object-count="0" meta:page-count="2" meta:paragraph-count="23" meta:word-count="76" meta:character-count="844" meta:non-whitespace-character-count="755"/>
  </office:meta>
</office:document-meta>
</file>